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" style:parent-style-name="NormalWeb" style:family="paragraph">
      <style:paragraph-properties style:vertical-align="baseline" fo:margin-top="0.1875in" fo:margin-bottom="0in" fo:background-color="#FFFFFF"/>
    </style:style>
    <style:style style:name="T4" style:parent-style-name="Standardskriftforavsnitt" style:family="text">
      <style:text-properties style:font-name="Helvetica" style:font-name-complex="Helvetica" fo:color="#404040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Standardskriftforavsnitt" style:family="text">
      <style:text-properties style:font-name="Helvetica" style:font-name-complex="Helvetica" fo:color="#404040"/>
    </style:style>
    <style:style style:name="P6" style:parent-style-name="NormalWeb" style:family="paragraph">
      <style:paragraph-properties style:vertical-align="baseline" fo:margin-top="0.1875in" fo:margin-bottom="0in" fo:background-color="#FFFFFF"/>
      <style:text-properties style:font-name="Helvetica" style:font-name-complex="Helvetica" fo:color="#404040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Web" style:family="paragraph">
      <style:paragraph-properties style:vertical-align="baseline" fo:margin-top="0.1875in" fo:margin-bottom="0in" fo:background-color="#FFFFFF"/>
      <style:text-properties style:font-name="Helvetica" style:font-name-complex="Helvetica" fo:color="#404040"/>
    </style:style>
    <style:style style:name="P8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9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10" style:parent-style-name="Normal" style:family="paragraph">
      <style:text-properties style:font-name="Calibri" style:font-name-asian="Times New Roman" style:font-name-complex="Calibri" fo:color="#000000" fo:language="nn" fo:country="NO"/>
    </style:style>
    <style:style style:name="P11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12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13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14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15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16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17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18" style:parent-style-name="Normal" style:family="paragraph">
      <style:text-properties style:font-name="Calibri" style:font-name-asian="Times New Roman" style:font-name-complex="Calibri" fo:color="#000000" fo:language="en" fo:country="US"/>
    </style:style>
    <style:style style:name="P19" style:parent-style-name="NormalWeb" style:family="paragraph">
      <style:paragraph-properties style:vertical-align="baseline" fo:margin-top="0.1875in" fo:margin-bottom="0in" fo:background-color="#FFFFFF"/>
      <style:text-properties style:font-name="Helvetica" style:font-name-complex="Helvetica" fo:color="#404040"/>
    </style:style>
    <style:style style:name="P2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6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6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3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6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4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52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53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7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7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7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7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7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7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76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7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7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7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8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8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8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8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8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91" style:parent-style-name="Standard" style:family="paragraph">
      <style:text-properties fo:language="en" fo:country="US"/>
    </style:style>
    <style:style style:name="T92" style:parent-style-name="Standardskriftforavsnit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3" style:parent-style-name="Standardskriftforavsnitt" style:family="text">
      <style:text-properties fo:language="en" fo:country="US"/>
    </style:style>
    <style:style style:name="T94" style:parent-style-name="Standardskriftforavsnit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5" style:parent-style-name="Standardskriftforavsnitt" style:family="text">
      <style:text-properties fo:language="en" fo:country="US"/>
    </style:style>
    <style:style style:name="T96" style:parent-style-name="Standardskriftforavsnit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7" style:parent-style-name="Standardskriftforavsnitt" style:family="text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0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paragraph-properties fo:text-align="center"/>
      <style:text-properties fo:language="en" fo:country="US"/>
    </style:style>
    <style:style style:name="P11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T113" style:parent-style-name="Standardskriftforavsnit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4" style:parent-style-name="Standardskriftforavsnitt" style:family="text">
      <style:text-properties fo:language="en" fo:country="US"/>
    </style:style>
    <style:style style:name="T115" style:parent-style-name="Standardskriftforavsnit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6" style:parent-style-name="Standardskriftforavsnitt" style:family="text">
      <style:text-properties fo:language="en" fo:country="US"/>
    </style:style>
    <style:style style:name="T117" style:parent-style-name="Standardskriftforavsnit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8" style:parent-style-name="Standardskriftforavsnitt" style:family="text">
      <style:text-properties fo:language="en" fo:country="US"/>
    </style:style>
    <style:style style:name="T119" style:parent-style-name="Standardskriftforavsnitt" style:family="text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T121" style:parent-style-name="Standardskriftforavsnitt" style:family="text">
      <style:text-properties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3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4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4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160" style:parent-style-name="Standard" style:family="paragraph">
      <style:paragraph-properties fo:text-align="center"/>
      <style:text-properties fo:language="en" fo:country="US"/>
    </style:style>
    <style:style style:name="P161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68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69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70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P175" style:parent-style-name="Standard" style:family="paragraph">
      <style:text-properties fo:language="en" fo:country="US"/>
    </style:style>
    <style:style style:name="P176" style:parent-style-name="Standard" style:family="paragraph">
      <style:text-properties fo:language="en" fo:country="US"/>
    </style:style>
    <style:style style:name="P177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78" style:parent-style-name="Standard" style:family="paragraph">
      <style:text-properties fo:language="en" fo:country="US"/>
    </style:style>
    <style:style style:name="P179" style:parent-style-name="Standard" style:family="paragraph">
      <style:text-properties fo:language="en" fo:country="US"/>
    </style:style>
    <style:style style:name="P180" style:parent-style-name="Standard" style:family="paragraph">
      <style:text-properties fo:language="en" fo:country="US"/>
    </style:style>
    <style:style style:name="P181" style:parent-style-name="Standard" style:family="paragraph">
      <style:text-properties fo:language="en" fo:country="US"/>
    </style:style>
    <style:style style:name="P182" style:parent-style-name="Standard" style:family="paragraph">
      <style:text-properties fo:language="en" fo:country="US"/>
    </style:style>
    <style:style style:name="P183" style:parent-style-name="Standard" style:family="paragraph">
      <style:paragraph-properties fo:text-align="center">
        <style:tab-stops>
          <style:tab-stop style:type="center" style:position="3.4in"/>
          <style:tab-stop style:type="right" style:position="6.55in"/>
        </style:tab-stops>
      </style:paragraph-properties>
      <style:text-properties style:text-underline-type="single" style:text-underline-style="solid" style:text-underline-width="auto" style:text-underline-mode="continuous" fo:language="en" fo:country="US"/>
    </style:style>
    <style:style style:name="P184" style:parent-style-name="Standard" style:family="paragraph">
      <style:paragraph-properties fo:text-align="center">
        <style:tab-stops>
          <style:tab-stop style:type="center" style:position="3.4in"/>
          <style:tab-stop style:type="right" style:position="6.55in"/>
        </style:tab-stops>
      </style:paragraph-properties>
      <style:text-properties style:text-underline-type="single" style:text-underline-style="solid" style:text-underline-width="auto" style:text-underline-mode="continuous" fo:language="en" fo:country="US"/>
    </style:style>
    <style:style style:name="P185" style:parent-style-name="Standard" style:family="paragraph">
      <style:paragraph-properties fo:text-align="center">
        <style:tab-stops>
          <style:tab-stop style:type="center" style:position="3.4in"/>
          <style:tab-stop style:type="right" style:position="6.55in"/>
        </style:tab-stops>
      </style:paragraph-properties>
      <style:text-properties style:text-underline-type="single" style:text-underline-style="solid" style:text-underline-width="auto" style:text-underline-mode="continuous" fo:language="en" fo:country="US"/>
    </style:style>
    <style:style style:name="P186" style:parent-style-name="Standard" style:family="paragraph">
      <style:paragraph-properties fo:text-align="center">
        <style:tab-stops>
          <style:tab-stop style:type="center" style:position="3.4in"/>
          <style:tab-stop style:type="right" style:position="6.55in"/>
        </style:tab-stops>
      </style:paragraph-properties>
      <style:text-properties style:text-underline-type="single" style:text-underline-style="solid" style:text-underline-width="auto" style:text-underline-mode="continuous" fo:language="en" fo:country="US"/>
    </style:style>
    <style:style style:name="P187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  <style:text-properties fo:language="en" fo:country="US"/>
    </style:style>
    <style:style style:name="P188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</style:style>
    <style:style style:name="T189" style:parent-style-name="Standardskriftforavsnitt" style:family="text">
      <style:text-properties fo:language="en" fo:country="US"/>
    </style:style>
    <style:style style:name="T190" style:parent-style-name="Standardskriftforavsnit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1" style:parent-style-name="Standardskriftforavsnitt" style:family="text">
      <style:text-properties fo:language="en" fo:country="US"/>
    </style:style>
    <style:style style:name="P192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  <style:text-properties fo:language="en" fo:country="US"/>
    </style:style>
    <style:style style:name="P193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</style:style>
    <style:style style:name="T194" style:parent-style-name="Standardskriftforavsnitt" style:family="text">
      <style:text-properties fo:language="en" fo:country="US"/>
    </style:style>
    <style:style style:name="T195" style:parent-style-name="Standardskriftforavsnit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6" style:parent-style-name="Standardskriftforavsnitt" style:family="text">
      <style:text-properties fo:language="en" fo:country="US"/>
    </style:style>
    <style:style style:name="P197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  <style:text-properties fo:language="en" fo:country="US"/>
    </style:style>
    <style:style style:name="P198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  <style:text-properties fo:language="en" fo:country="US"/>
    </style:style>
    <style:style style:name="P199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  <style:text-properties fo:language="fr" fo:country="FR"/>
    </style:style>
    <style:style style:name="P200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</style:style>
    <style:style style:name="T201" style:parent-style-name="Standardskriftforavsnitt" style:family="text">
      <style:text-properties fo:language="fr" fo:country="FR"/>
    </style:style>
    <style:style style:name="T202" style:parent-style-name="Standardskriftforavsnit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03" style:parent-style-name="Standardskriftforavsnitt" style:family="text">
      <style:text-properties fo:language="fr" fo:country="FR"/>
    </style:style>
    <style:style style:name="T204" style:parent-style-name="Standardskriftforavsnitt" style:family="text">
      <style:text-properties fo:language="en" fo:country="US"/>
    </style:style>
    <style:style style:name="P205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  <style:text-properties fo:language="en" fo:country="US"/>
    </style:style>
    <style:style style:name="P206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</style:style>
    <style:style style:name="P207" style:parent-style-name="Standard" style:family="paragraph">
      <style:paragraph-properties>
        <style:tab-stops>
          <style:tab-stop style:type="center" style:position="3.4in"/>
          <style:tab-stop style:type="right" style:position="6.55in"/>
        </style:tab-stops>
      </style:paragraph-properties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6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1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6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2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6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39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40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41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4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4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4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4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46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47" style:parent-style-name="Standard" style:list-style-name="LFO1" style:family="paragraph"/>
    <style:style style:name="T248" style:parent-style-name="Standardskriftforavsnitt" style:family="text">
      <style:text-properties fo:language="en" fo:country="US"/>
    </style:style>
    <style:style style:name="P249" style:parent-style-name="Standard" style:list-style-name="LFO1" style:family="paragraph"/>
    <style:style style:name="T250" style:parent-style-name="Standardskriftforavsnitt" style:family="text">
      <style:text-properties fo:language="en" fo:country="US"/>
    </style:style>
    <style:style style:name="P251" style:parent-style-name="Standard" style:list-style-name="LFO1" style:family="paragraph"/>
    <style:style style:name="T252" style:parent-style-name="Standardskriftforavsnitt" style:family="text">
      <style:text-properties fo:language="en" fo:country="US"/>
    </style:style>
    <style:style style:name="P253" style:parent-style-name="Standard" style:list-style-name="LFO1" style:family="paragraph"/>
    <style:style style:name="T254" style:parent-style-name="Standardskriftforavsnitt" style:family="text">
      <style:text-properties fo:language="en" fo:country="US"/>
    </style:style>
    <style:style style:name="P255" style:parent-style-name="Standard" style:list-style-name="LFO1" style:family="paragraph"/>
    <style:style style:name="T256" style:parent-style-name="Standardskriftforavsnitt" style:family="text">
      <style:text-properties fo:language="en" fo:country="US"/>
    </style:style>
    <style:style style:name="T257" style:parent-style-name="Standardskriftforavsnitt" style:family="text">
      <style:text-properties fo:language="en" fo:country="US"/>
    </style:style>
    <style:style style:name="P258" style:parent-style-name="Standard" style:list-style-name="LFO1" style:family="paragraph"/>
    <style:style style:name="T259" style:parent-style-name="Standardskriftforavsnitt" style:family="text">
      <style:text-properties fo:language="en" fo:country="US"/>
    </style:style>
    <style:style style:name="T260" style:parent-style-name="Standardskriftforavsnitt" style:family="text">
      <style:text-properties fo:language="en" fo:country="US"/>
    </style:style>
    <style:style style:name="P261" style:parent-style-name="Standard" style:list-style-name="LFO1" style:family="paragraph"/>
    <style:style style:name="T262" style:parent-style-name="Standardskriftforavsnitt" style:family="text">
      <style:text-properties fo:language="en" fo:country="US"/>
    </style:style>
    <style:style style:name="P263" style:parent-style-name="Standard" style:list-style-name="LFO1" style:family="paragraph"/>
    <style:style style:name="T264" style:parent-style-name="Standardskriftforavsnitt" style:family="text">
      <style:text-properties fo:language="en" fo:country="US"/>
    </style:style>
    <style:style style:name="P265" style:parent-style-name="Standard" style:list-style-name="LFO1" style:family="paragraph"/>
    <style:style style:name="T266" style:parent-style-name="Standardskriftforavsnitt" style:family="text">
      <style:text-properties fo:language="en" fo:country="US"/>
    </style:style>
    <style:style style:name="T267" style:parent-style-name="Standardskriftforavsnitt" style:family="text">
      <style:text-properties fo:language="en" fo:country="US"/>
    </style:style>
    <style:style style:name="P268" style:parent-style-name="Standard" style:list-style-name="LFO1" style:family="paragraph"/>
    <style:style style:name="T269" style:parent-style-name="Standardskriftforavsnitt" style:family="text">
      <style:text-properties fo:language="en" fo:country="US"/>
    </style:style>
    <style:style style:name="P270" style:parent-style-name="Standard" style:list-style-name="LFO1" style:family="paragraph"/>
    <style:style style:name="T271" style:parent-style-name="Standardskriftforavsnitt" style:family="text">
      <style:text-properties fo:language="en" fo:country="US"/>
    </style:style>
    <style:style style:name="P272" style:parent-style-name="Standard" style:list-style-name="LFO1" style:family="paragraph">
      <style:text-properties fo:language="en" fo:country="US"/>
    </style:style>
    <style:style style:name="P273" style:parent-style-name="Standard" style:list-style-name="LFO1" style:family="paragraph">
      <style:text-properties fo:language="en" fo:country="US"/>
    </style:style>
    <style:style style:name="P274" style:parent-style-name="Standard" style:list-style-name="LFO1" style:family="paragraph">
      <style:text-properties fo:language="en" fo:country="US"/>
    </style:style>
    <style:style style:name="P275" style:parent-style-name="Standard" style:list-style-name="LFO1" style:family="paragraph"/>
    <style:style style:name="T276" style:parent-style-name="Standardskriftforavsnitt" style:family="text">
      <style:text-properties fo:language="en" fo:country="US"/>
    </style:style>
    <style:style style:name="P277" style:parent-style-name="Standard" style:list-style-name="LFO1" style:family="paragraph"/>
    <style:style style:name="T278" style:parent-style-name="Standardskriftforavsnitt" style:family="text">
      <style:text-properties fo:language="en" fo:country="US"/>
    </style:style>
    <style:style style:name="T279" style:parent-style-name="Standardskriftforavsnitt" style:family="text">
      <style:text-properties fo:language="en" fo:country="US"/>
    </style:style>
    <style:style style:name="P280" style:parent-style-name="Standard" style:list-style-name="LFO1" style:family="paragraph">
      <style:text-properties fo:language="en" fo:country="US"/>
    </style:style>
    <style:style style:name="P281" style:parent-style-name="Standard" style:list-style-name="LFO1" style:family="paragraph"/>
    <style:style style:name="P282" style:parent-style-name="Standard" style:list-style-name="LFO1" style:family="paragraph"/>
    <style:style style:name="T283" style:parent-style-name="Standardskriftforavsnitt" style:family="text">
      <style:text-properties fo:language="en" fo:country="US"/>
    </style:style>
    <style:style style:name="P284" style:parent-style-name="Standard" style:list-style-name="LFO1" style:family="paragraph"/>
    <style:style style:name="T285" style:parent-style-name="Standardskriftforavsnitt" style:family="text">
      <style:text-properties fo:language="en" fo:country="US"/>
    </style:style>
    <style:style style:name="T286" style:parent-style-name="Standardskriftforavsnitt" style:family="text">
      <style:text-properties fo:language="en" fo:country="US"/>
    </style:style>
    <style:style style:name="P287" style:parent-style-name="Standard" style:list-style-name="LFO1" style:family="paragraph"/>
    <style:style style:name="P288" style:parent-style-name="Standard" style:list-style-name="LFO1" style:family="paragraph"/>
    <style:style style:name="T289" style:parent-style-name="Standardskriftforavsnitt" style:family="text">
      <style:text-properties fo:language="en" fo:country="US"/>
    </style:style>
    <style:style style:name="T290" style:parent-style-name="Standardskriftforavsnitt" style:family="text">
      <style:text-properties fo:language="en" fo:country="US"/>
    </style:style>
    <style:style style:name="P291" style:parent-style-name="Standard" style:list-style-name="LFO1" style:family="paragraph"/>
    <style:style style:name="P292" style:parent-style-name="Standard" style:list-style-name="LFO1" style:family="paragraph">
      <style:text-properties fo:language="en" fo:country="US"/>
    </style:style>
    <style:style style:name="P293" style:parent-style-name="Standard" style:list-style-name="LFO1" style:family="paragraph"/>
    <style:style style:name="T294" style:parent-style-name="Standardskriftforavsnitt" style:family="text">
      <style:text-properties fo:language="en" fo:country="US"/>
    </style:style>
    <style:style style:name="P295" style:parent-style-name="Standard" style:list-style-name="LFO1" style:family="paragraph">
      <style:text-properties fo:language="en" fo:country="US"/>
    </style:style>
    <style:style style:name="P296" style:parent-style-name="Standard" style:list-style-name="LFO1" style:family="paragraph"/>
    <style:style style:name="P297" style:parent-style-name="Standard" style:list-style-name="LFO1" style:family="paragraph"/>
    <style:style style:name="T298" style:parent-style-name="Standardskriftforavsnitt" style:family="text">
      <style:text-properties fo:language="en" fo:country="US"/>
    </style:style>
    <style:style style:name="P299" style:parent-style-name="Standard" style:list-style-name="LFO1" style:family="paragraph"/>
    <style:style style:name="T300" style:parent-style-name="Standardskriftforavsnitt" style:family="text">
      <style:text-properties fo:language="en" fo:country="US"/>
    </style:style>
    <style:style style:name="P301" style:parent-style-name="Standard" style:list-style-name="LFO1" style:family="paragraph"/>
    <style:style style:name="T302" style:parent-style-name="Standardskriftforavsnitt" style:family="text">
      <style:text-properties fo:language="en" fo:country="US"/>
    </style:style>
    <style:style style:name="P303" style:parent-style-name="Standard" style:list-style-name="LFO1" style:family="paragraph"/>
    <style:style style:name="T304" style:parent-style-name="Standardskriftforavsnitt" style:family="text">
      <style:text-properties fo:language="en" fo:country="US"/>
    </style:style>
    <style:style style:name="P305" style:parent-style-name="Standard" style:list-style-name="LFO1" style:family="paragraph"/>
    <style:style style:name="T306" style:parent-style-name="Standardskriftforavsnitt" style:family="text">
      <style:text-properties fo:language="en" fo:country="US"/>
    </style:style>
    <style:style style:name="T307" style:parent-style-name="Standardskriftforavsnitt" style:family="text">
      <style:text-properties fo:language="en" fo:country="US"/>
    </style:style>
    <style:style style:name="T308" style:parent-style-name="Standardskriftforavsnitt" style:family="text">
      <style:text-properties fo:language="en" fo:country="US"/>
    </style:style>
    <style:style style:name="P309" style:parent-style-name="Standard" style:list-style-name="LFO1" style:family="paragraph"/>
    <style:style style:name="P310" style:parent-style-name="Standard" style:list-style-name="LFO1" style:family="paragraph"/>
    <style:style style:name="T311" style:parent-style-name="Standardskriftforavsnitt" style:family="text">
      <style:text-properties fo:language="en" fo:country="US"/>
    </style:style>
    <style:style style:name="T312" style:parent-style-name="Standardskriftforavsnitt" style:family="text">
      <style:text-properties fo:language="en" fo:country="US"/>
    </style:style>
    <style:style style:name="P313" style:parent-style-name="Standard" style:list-style-name="LFO1" style:family="paragraph">
      <style:text-properties fo:language="en" fo:country="US"/>
    </style:style>
    <style:style style:name="P314" style:parent-style-name="Standard" style:list-style-name="LFO1" style:family="paragraph"/>
    <style:style style:name="T315" style:parent-style-name="Standardskriftforavsnitt" style:family="text">
      <style:text-properties fo:language="en" fo:country="US"/>
    </style:style>
    <style:style style:name="T316" style:parent-style-name="Standardskriftforavsnitt" style:family="text">
      <style:text-properties fo:language="en" fo:country="US"/>
    </style:style>
    <style:style style:name="T317" style:parent-style-name="Standardskriftforavsnitt" style:family="text">
      <style:text-properties fo:language="en" fo:country="US"/>
    </style:style>
    <style:style style:name="T318" style:parent-style-name="Standardskriftforavsnitt" style:family="text">
      <style:text-properties fo:language="en" fo:country="US"/>
    </style:style>
    <style:style style:name="P319" style:parent-style-name="Standard" style:list-style-name="LFO1" style:family="paragraph"/>
    <style:style style:name="T320" style:parent-style-name="Standardskriftforavsnitt" style:family="text">
      <style:text-properties fo:language="en" fo:country="US"/>
    </style:style>
    <style:style style:name="T321" style:parent-style-name="Standardskriftforavsnitt" style:family="text">
      <style:text-properties fo:language="en" fo:country="US"/>
    </style:style>
    <style:style style:name="T322" style:parent-style-name="Standardskriftforavsnitt" style:family="text">
      <style:text-properties fo:language="en" fo:country="US"/>
    </style:style>
    <style:style style:name="T323" style:parent-style-name="Standardskriftforavsnitt" style:family="text">
      <style:text-properties fo:language="en" fo:country="US"/>
    </style:style>
    <style:style style:name="P324" style:parent-style-name="Standard" style:list-style-name="LFO1" style:family="paragraph"/>
    <style:style style:name="P325" style:parent-style-name="Standard" style:list-style-name="LFO1" style:family="paragraph"/>
    <style:style style:name="T326" style:parent-style-name="Standardskriftforavsnitt" style:family="text">
      <style:text-properties fo:language="en" fo:country="US"/>
    </style:style>
    <style:style style:name="T327" style:parent-style-name="Standardskriftforavsnitt" style:family="text">
      <style:text-properties fo:language="en" fo:country="US"/>
    </style:style>
    <style:style style:name="P328" style:parent-style-name="Standard" style:list-style-name="LFO1" style:family="paragraph"/>
    <style:style style:name="T329" style:parent-style-name="Standardskriftforavsnitt" style:family="text">
      <style:text-properties fo:language="en" fo:country="US"/>
    </style:style>
    <style:style style:name="T330" style:parent-style-name="Standardskriftforavsnitt" style:family="text">
      <style:text-properties fo:language="en" fo:country="US"/>
    </style:style>
    <style:style style:name="P331" style:parent-style-name="Standard" style:list-style-name="LFO1" style:family="paragraph"/>
    <style:style style:name="T332" style:parent-style-name="Standardskriftforavsnitt" style:family="text">
      <style:text-properties fo:language="en" fo:country="US"/>
    </style:style>
    <style:style style:name="P333" style:parent-style-name="Standard" style:family="paragraph">
      <style:text-properties fo:language="en" fo:country="US"/>
    </style:style>
    <style:style style:name="P334" style:parent-style-name="Standard" style:family="paragraph">
      <style:text-properties fo:language="en" fo:country="US"/>
    </style:style>
    <style:style style:name="P335" style:parent-style-name="Standard" style:family="paragraph">
      <style:text-properties fo:language="en" fo:country="US"/>
    </style:style>
    <style:style style:name="P336" style:parent-style-name="Standard" style:family="paragraph">
      <style:text-properties fo:language="en" fo:country="US"/>
    </style:style>
    <style:style style:name="P337" style:parent-style-name="Standard" style:family="paragraph">
      <style:text-properties fo:language="en" fo:country="US"/>
    </style:style>
    <style:style style:name="P338" style:parent-style-name="Standard" style:family="paragraph">
      <style:text-properties fo:language="en" fo:country="US"/>
    </style:style>
    <style:style style:name="P339" style:parent-style-name="Standard" style:family="paragraph">
      <style:text-properties fo:language="en" fo:country="US"/>
    </style:style>
    <style:style style:name="P340" style:parent-style-name="Standard" style:family="paragraph">
      <style:text-properties fo:language="en" fo:country="US"/>
    </style:style>
    <style:style style:name="P341" style:parent-style-name="Standard" style:family="paragraph">
      <style:text-properties fo:language="en" fo:country="US"/>
    </style:style>
    <style:style style:name="P342" style:parent-style-name="Standard" style:family="paragraph">
      <style:text-properties fo:language="en" fo:country="US"/>
    </style:style>
    <style:style style:name="P343" style:parent-style-name="Standard" style:family="paragraph">
      <style:text-properties fo:language="en" fo:country="US"/>
    </style:style>
  </office:automatic-styles>
  <office:body>
    <office:text text:use-soft-page-breaks="true">
      <text:p text:style-name="P1">English Grammar</text:p>
      <text:p text:style-name="P2"/>
      <text:p text:style-name="P3"><text:span text:style-name="T4">Types of mistakes</text:span><text:span text:style-name="T5">: grammar, spelling, language (incorrect language usage, re-phrase, incorrect expressions), incorrect facts</text:span></text:p>
      <text:p text:style-name="P6">Use clear language and ideas!</text:p>
      <text:p text:style-name="P7"/>
      <text:p text:style-name="P8">'concord'</text:p>
      <text:p text:style-name="P9">'it vs there' og 'present vs. past tense'</text:p>
      <text:p text:style-name="P10">'the genitive' og 'singular vs. plural'</text:p>
      <text:p text:style-name="P11">'building vocabulary' og 'using idioms'</text:p>
      <text:p text:style-name="P12">'structuring texts/essays'</text:p>
      <text:p text:style-name="P13">'structuring texts/essays'</text:p>
      <text:p text:style-name="P14">'citations'</text:p>
      <text:p text:style-name="P15">'understanding exam questions - language devices'</text:p>
      <text:p text:style-name="P16">'short story<text:s/>analysis'</text:p>
      <text:p text:style-name="P17">'poem analysis'</text:p>
      <text:p text:style-name="P18">'Brexit' og 'The Trump Presidency'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Grammar in a nutshell!</text:p>
      <text:p text:style-name="P50"/>
      <text:p text:style-name="P51">It/There is</text:p>
      <text:p text:style-name="P52">It is<text:s/><text:tab/>It's</text:p>
      <text:p text:style-name="P53">It brukes om tid, vær, avstand, temperatur:</text:p>
      <text:p text:style-name="P54">It is 5 o'clock</text:p>
      <text:p text:style-name="P55">It is cold</text:p>
      <text:p text:style-name="P56">It's 10 km there.</text:p>
      <text:p text:style-name="P57">It is about 5 degrees below<text:s/>zero.</text:p>
      <text:p text:style-name="P58"/>
      <text:p text:style-name="P59">It is brukes foran infinitiv (to buy) eller at-setning (that:::)</text:p>
      <text:p text:style-name="P60">It is very expensive to buy a car.</text:p>
      <text:p text:style-name="P61">It is quite clear that he is right.</text:p>
      <text:p text:style-name="P62"/>
      <text:p text:style-name="P63">There is – brukes om én ting: There is a car in the street</text:p>
      <text:p text:style-name="P64">There are – brukes om flere ting: There are many illegal immigrants in the US</text:p>
      <text:p text:style-name="P65"/>
      <text:p text:style-name="P66">there was/there were/there has been/there have been</text:p>
      <text:p text:style-name="P67">There was no one there. There was an accident in front of the school.<text:s/></text:p>
      <text:p text:style-name="P68">There were so many cars on the road!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Presens: enkel og sammensatt</text:p>
      <text:p text:style-name="P84">I drive, I am driving</text:p>
      <text:p text:style-name="P85"/>
      <text:p text:style-name="Standard">Enkel presens( He drives) brukes om vanehandlinger (med følgende ord: always, every day, often, sometimes, seldom, hardly, never), når man kommenterer litteratur, om godtatte sannheter:</text:p>
      <text:p text:style-name="P86">I go to school every day.</text:p>
      <text:p text:style-name="P87">In this novel, the main person commits a crime.</text:p>
      <text:p text:style-name="P88">The earth moves round the sun.</text:p>
      <text:p text:style-name="P89"/>
      <text:p text:style-name="Standard">Sammensatt presens (I am driving) brukes om noe som skjer nå (sammen med ord som now, today, at this moment, for the time being)</text:p>
      <text:p text:style-name="Standard"/>
      <text:p text:style-name="Standard">Hvis man bruker denne tiden med følgende ord: always, forever, constantly, betyr det at personen som snakker er veldig irritert: He's always talking about money!</text:p>
      <text:p text:style-name="Standard"/>
      <text:p text:style-name="P90">They are (they're) – There</text:p>
      <text:p text:style-name="P91"/>
      <text:p text:style-name="Standard"><text:span text:style-name="T92">They are(they're)</text:span><text:span text:style-name="T93"><text:s/>in Greece on holiday with<text:s/></text:span><text:span text:style-name="T94">their</text:span><text:span text:style-name="T95"><text:s/>parents.<text:s/></text:span><text:span text:style-name="T96">There</text:span><text:span text:style-name="T97">, it is warm.</text:span></text:p>
      <text:p text:style-name="P98"/>
      <text:p text:style-name="P99">Was/Were</text:p>
      <text:p text:style-name="P100"/>
      <text:p text:style-name="P101">I was, he was</text:p>
      <text:p text:style-name="P102">You were, we were, you were, they were</text:p>
      <text:p text:style-name="P103"/>
      <text:p text:style-name="P104">Who /which</text:p>
      <text:p text:style-name="P105"/>
      <text:p text:style-name="P106">Who brukes om personer</text:p>
      <text:p text:style-name="P107">Which brukes om ting</text:p>
      <text:p text:style-name="P108">That brukes bare i nødvendige setninger: They looked for the money that/which they had lost.</text:p>
      <text:p text:style-name="P109"/>
      <text:p text:style-name="P110"/>
      <text:p text:style-name="P111">Samsvær subjekt – verbal</text:p>
      <text:p text:style-name="P112"/>
      <text:p text:style-name="Standard"><text:span text:style-name="T113">Peter</text:span><text:span text:style-name="T114"><text:s/>(he) drives to school.</text:span></text:p>
      <text:p text:style-name="Standard"><text:span text:style-name="T115">Peter and Paul</text:span><text:span text:style-name="T116"><text:s/>(they) come to us tonight.</text:span></text:p>
      <text:p text:style-name="Standard"><text:span text:style-name="T117">Americans</text:span><text:span text:style-name="T118"><text:s/>(they) lik</text:span><text:span text:style-name="T119">e to drive.</text:span></text:p>
      <text:p text:style-name="P120"/>
      <text:p text:style-name="Standard"><text:span text:style-name="T121">Følgende ord tar alltid verbet i entall:<text:s/></text:span><text:s/>is, has, does, says, knows, comes, etc</text:p>
      <text:p text:style-name="P122">some<text:tab/>somebody, someone, anybody, anyone, <text:s/>nobody, no one, something, anything, nothing</text:p>
      <text:p text:style-name="P123">every<text:tab/>everybody, everyone, everything</text:p>
      <text:p text:style-name="P124">Eeveryone knows that!</text:p>
      <text:p text:style-name="P125">The other one thinks that...</text:p>
      <text:p text:style-name="Standard">None of them knows</text:p>
      <text:p text:style-name="Standard"/>
      <text:p text:style-name="P126">Følgende ord tar alltid verbet i flertall:</text:p>
      <text:p text:style-name="P127">Some, some people, all of them, the others <text:s/>- <text:s text:c="2"/>brukes med flertall</text:p>
      <text:p text:style-name="P128">Some of them have already come.</text:p>
      <text:p text:style-name="P129">This – these</text:p>
      <text:p text:style-name="P130">This week</text:p>
      <text:p text:style-name="P131">These weeks</text:p>
      <text:p text:style-name="P132"/>
      <text:p text:style-name="P133"/>
      <text:p text:style-name="P134">A/An</text:p>
      <text:p text:style-name="P135">A brukes foran konsonanter:<text:s/><text:tab/><text:tab/>a boy,<text:s/>a girl, a man</text:p>
      <text:p text:style-name="P136">a woman, a useful material, a young man</text:p>
      <text:p text:style-name="P137">An brukes foran: vokaler (a, e, i , o, u): an egg, an actor, an old man, an hour</text:p>
      <text:p text:style-name="P138"/>
      <text:p text:style-name="P139">Flertall</text:p>
      <text:p text:style-name="P140">a, e, i o, u, y - +ys: two airplanes, two guys, eyes</text:p>
      <text:p text:style-name="P141">konsonanter+ies: two puppies, the bird flies, families<text:s/></text:p>
      <text:p text:style-name="P142"/>
      <text:p text:style-name="P143">Reflexive personlige pronomen</text:p>
      <text:p text:style-name="P144">I myself<text:tab/><text:tab/><text:tab/>we ourselves</text:p>
      <text:p text:style-name="P145">you yourself<text:tab/><text:tab/><text:tab/>you yourselves</text:p>
      <text:p text:style-name="P146">he himself<text:tab/><text:tab/><text:tab/>they themselves</text:p>
      <text:p text:style-name="P147">she herself<text:s/><text:tab/><text:tab/><text:tab/>it itself</text:p>
      <text:p text:style-name="P148"/>
      <text:p text:style-name="P149">Remember!</text:p>
      <text:p text:style-name="P150">A lot of</text:p>
      <text:p text:style-name="P151">to be or not to be</text:p>
      <text:soft-page-break/>
      <text:p text:style-name="P152">it is too difficult! Me too!</text:p>
      <text:p text:style-name="P153">Of course</text:p>
      <text:p text:style-name="P154">Which</text:p>
      <text:p text:style-name="P155">With</text:p>
      <text:p text:style-name="P156"/>
      <text:p text:style-name="P157"/>
      <text:p text:style-name="P158"/>
      <text:p text:style-name="P159">What should we use: 's, '<text:s/>or just -s?</text:p>
      <text:p text:style-name="P160"/>
      <text:p text:style-name="P161">' shows that a vowel has been dropped:</text:p>
      <text:p text:style-name="P162">I do not know – I don't know</text:p>
      <text:p text:style-name="P163">he is - he's</text:p>
      <text:p text:style-name="P164">it is – it's</text:p>
      <text:p text:style-name="P165">there is – there's</text:p>
      <text:p text:style-name="P166">your are – you're</text:p>
      <text:p text:style-name="P167"/>
      <text:p text:style-name="P168"/>
      <text:p text:style-name="P169"/>
      <text:p text:style-name="P170">Plural of nouns: -s</text:p>
      <text:p text:style-name="P171">-s is used with a noun to form plural</text:p>
      <text:p text:style-name="P172"/>
      <text:p text:style-name="P173">a car, two cars<text:tab/><text:tab/>a book, two books<text:tab/><text:tab/><text:tab/>a church</text:p>
      <text:p text:style-name="P174">a<text:s/>house, two houses<text:tab/><text:tab/>an apple, two apples<text:tab/><text:tab/>two churches</text:p>
      <text:p text:style-name="P175">WRONG: car's<text:tab/><text:tab/>WRONG: apple's<text:tab/><text:tab/>WRONG: church'es</text:p>
      <text:p text:style-name="P176"/>
      <text:p text:style-name="P177">Verb – he, she, it: -s</text:p>
      <text:p text:style-name="P178">he goes<text:tab/><text:tab/>he does<text:s/><text:tab/><text:tab/>he says<text:tab/><text:tab/><text:tab/>he drives</text:p>
      <text:p text:style-name="P179">they go<text:tab/><text:tab/>they do<text:s/><text:tab/><text:tab/>they say<text:tab/><text:tab/>they drive</text:p>
      <text:p text:style-name="P180"/>
      <text:p text:style-name="P181">-s is used with a V, only with the forms he, she it<text:s/>----- without '! she knows, he drives, it snows</text:p>
      <text:p text:style-name="P182"/>
      <text:p text:style-name="P183"/>
      <text:p text:style-name="P184"/>
      <text:p text:style-name="P185"/>
      <text:p text:style-name="P186">APOSTROF GENITIV</text:p>
      <text:p text:style-name="P187"/>
      <text:p text:style-name="P188"><text:span text:style-name="T189">- Apostrof-genitiv av<text:s/></text:span><text:span text:style-name="T190">subst. i entall</text:span><text:span text:style-name="T191"><text:s/>dannes ved at vi legger til – ’s</text:span></text:p>
      <text:p text:style-name="P192">the doctor’s children</text:p>
      <text:p text:style-name="P193"><text:span text:style-name="T194">- Apostrof-genitiv av<text:s/></text:span><text:span text:style-name="T195">subst. i flertall</text:span><text:span text:style-name="T196"><text:s/>dannes ved at vi legger til <text:s/>’ <text:s/>etter subst i fl.</text:span></text:p>
      <text:p text:style-name="P197">the doctors’ children</text:p>
      <text:p text:style-name="P198">- Paul’s raincoat.</text:p>
      <text:p text:style-name="P199">Charles’s / iz / raincoat.</text:p>
      <text:p text:style-name="P200"><text:span text:style-name="T201">-<text:s/></text:span><text:span text:style-name="T202">Uregelmessige subst</text:span><text:span text:style-name="T203">.<text:s/></text:span><text:span text:style-name="T204">(f.ex. child-children, woman-women, man-men, foot-feet) får ’s i både entall og flertall:</text:span></text:p>
      <text:p text:style-name="P205">the child’s teacher, the children’s teacher, the woman’s husband, the<text:s/>women’s house, the man’s car, <text:s/>the men’s cars</text:p>
      <text:p text:style-name="P206">- Apostrof genitiv bruker vi også ved ord som betegner tid, butikker, etc:</text:p>
      <text:p text:style-name="P207">one week’s work, three weeks’ holyday, the grocer's, St Paul's</text:p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>Grammar</text:p>
      <text:p text:style-name="Standard"/>
      <text:list text:style-name="LFO1" text:continue-numbering="true">
        <text:list-item>
          <text:p text:style-name="P247">Han kommer sannsynligvis<text:s/>ikke til å møte opp.<text:s/><text:span text:style-name="T248">He will probably not show up <text:s/></text:span></text:p>
        </text:list-item>
        <text:list-item>
          <text:p text:style-name="P249">De fleste spansktalende emigranter kommer fra sør Amerika.<text:s/><text:span text:style-name="T250">Most Hispanic immigrants come from south America<text:s/></text:span></text:p>
        </text:list-item>
        <text:list-item>
          <text:p text:style-name="P251">Sørstatene var mer tilbakestående.<text:s/><text:span text:style-name="T252">The southern states were more retarded</text:span></text:p>
        </text:list-item>
        <text:list-item>
          <text:p text:style-name="P253">De fleste fattige bor<text:s/>i forstedene til de store byene.<text:s/><text:span text:style-name="T254">Most poor people live in suburbs of the great cities.</text:span></text:p>
        </text:list-item>
        <text:list-item>
          <text:p text:style-name="P255">Man bruker ordet «sitrus» for følgende frukt: appelsiner, mandariner, sitroner og grapefruit.<text:s/><text:span text:style-name="T256">You use the word sitrus for following fruits: oranges, mandarins, lemons a</text:span><text:span text:style-name="T257">nd grapefruit<text:s/></text:span></text:p>
        </text:list-item>
        <text:list-item>
          <text:p text:style-name="P258">I nord-øst ligger bl a følgende stater: NY, Virginia, Maine og Connecticut. I disse områder er arbeidsledigheten lavere enn i de sørlige statene.<text:s/><text:span text:style-name="T259">The following states is in the north-east: NY, Virginia, Maine and Conneticut. The unemployment</text:span><text:span text:style-name="T260"><text:s/>is larger in these states than the south states</text:span></text:p>
        </text:list-item>
        <text:list-item>
          <text:p text:style-name="P261">Mennesker har dyrket korn i mange tusen år.<text:s/><text:span text:style-name="T262">Humans have grown corn for many thousand years</text:span></text:p>
        </text:list-item>
        <text:list-item>
          <text:p text:style-name="P263">Han kom til Norge for mange år siden.<text:s/><text:span text:style-name="T264">He came to Norway many years ago</text:span></text:p>
        </text:list-item>
        <text:list-item>
          <text:p text:style-name="P265">Det er varmt i Hawaii, derfor reiser mange turister dit.<text:s/><text:span text:style-name="T266">It is warm in Hawaii therefore many<text:s/></text:span><text:soft-page-break/><text:span text:style-name="T267">tourists travel there</text:span></text:p>
        </text:list-item>
        <text:list-item>
          <text:p text:style-name="P268">Jeg skal snakke om Washington, DC.<text:s/><text:span text:style-name="T269">I am going to talk about Washington DC</text:span></text:p>
        </text:list-item>
        <text:list-item>
          <text:p text:style-name="P270">Det var mange som ikke kom på møtet igår.<text:s/><text:span text:style-name="T271">There were many people who did not show up for the meeting yesterday</text:span></text:p>
        </text:list-item>
        <text:list-item>
          <text:p text:style-name="P272">Han synes ikke at historie og geografi er interessante fag. He does not think geography and history are interesting subjects<text:s/></text:p>
        </text:list-item>
        <text:list-item>
          <text:p text:style-name="P273">Den forrige presidenten som prøvde å forandre dette lovforslaget var John Kennedy.<text:s/>The last president who tried to change this bill was John Kennedy</text:p>
        </text:list-item>
        <text:list-item>
          <text:p text:style-name="P274">Det er hai i Stillehavet.<text:s/>There are sharks in the Pacific Ocean<text:s/></text:p>
        </text:list-item>
        <text:list-item>
          <text:p text:style-name="P275">Han også innrømmer hvor stolt han er over å være Amerikaner.<text:s/><text:span text:style-name="T276">He also admits that he is proud to be an American<text:s/></text:span></text:p>
        </text:list-item>
        <text:list-item>
          <text:p text:style-name="P277">Det er typisk engelsk å drikke te hver dag!<text:s/><text:span text:style-name="T278">It is typical En</text:span><text:span text:style-name="T279">glish to drink tea every day!</text:span></text:p>
        </text:list-item>
        <text:list-item>
          <text:p text:style-name="P280">Vi tenker ofte i clichéer. We often think in clichés<text:s/></text:p>
        </text:list-item>
        <text:list-item>
          <text:p text:style-name="P281">Det var langt til hotellet. The hotel was far away</text:p>
        </text:list-item>
        <text:list-item>
          <text:p text:style-name="P282">Pengene var ikke så viktige.<text:s/><text:span text:style-name="T283">The money was not very important</text:span></text:p>
        </text:list-item>
        <text:list-item>
          <text:p text:style-name="P284">Han snakker alltid mye! (Det er irriterende!)<text:s/><text:span text:style-name="T285">He always tal</text:span><text:span text:style-name="T286">ks a lot (It is annoying!)</text:span></text:p>
        </text:list-item>
        <text:list-item>
          <text:p text:style-name="P287">Alle vet jo det! Everybody knows that!</text:p>
        </text:list-item>
        <text:list-item>
          <text:p text:style-name="P288">Ingen tenker på at det er langt å kjøre!<text:s/><text:span text:style-name="T289">(Det irriterer meg!)<text:s/></text:span><text:span text:style-name="T290">Nobody thinks of the long drive! (It annoys me)</text:span></text:p>
        </text:list-item>
        <text:list-item>
          <text:p text:style-name="P291">Ingen av oss vet det. None of us knows<text:s/></text:p>
        </text:list-item>
        <text:list-item>
          <text:p text:style-name="P292">Filmens historie var veldig interessant.<text:s/>The movies history was very interesting</text:p>
        </text:list-item>
        <text:list-item>
          <text:p text:style-name="P293">De har tatt en treukers ferie på Bahamas.<text:s/><text:span text:style-name="T294">They have taken a three weeks’ vacation at Bahamas.</text:span></text:p>
        </text:list-item>
        <text:list-item>
          <text:p text:style-name="P295">Skolens elever kan gå opp til eksamen om 3 måneder. The students at the school can come up at the examination in three months’ time</text:p>
        </text:list-item>
        <text:list-item>
          <text:p text:style-name="P296">Alle disse byene har en befolkning på over 5 millioner mennesker. All these cities have a population of over 5 million inhabitants<text:s/></text:p>
        </text:list-item>
        <text:list-item>
          <text:p text:style-name="P297">Disse ti forretningsmennene er alle utenlandske.<text:s/><text:span text:style-name="T298">These ten businessmen are all foreigners<text:s/></text:span></text:p>
        </text:list-item>
        <text:list-item>
          <text:p text:style-name="P299">De kjørte selv til stasjonen.<text:s/><text:span text:style-name="T300">They drove by themselves to the station</text:span></text:p>
        </text:list-item>
        <text:list-item>
          <text:p text:style-name="P301">Noen liker å kjøre tog, andre foretrekker å ta bil.<text:s/><text:span text:style-name="T302">Some like to drive trains, others prefer to drive cars</text:span></text:p>
        </text:list-item>
        <text:list-item>
          <text:p text:style-name="P303">En flyplass kan være et vakkert bygg.<text:s/><text:span text:style-name="T304">An airport can be a wonderful site</text:span></text:p>
        </text:list-item>
        <text:list-item>
          <text:p text:style-name="P305">Sier man det, er det altfor<text:s/>lett å såre folks følelser.<text:s/><text:span text:style-name="T306">If you say that, it is way<text:s/></text:span><text:span text:style-name="T307">too</text:span><text:span text:style-name="T308"><text:s/>easy to hurt someone’s feelings</text:span></text:p>
        </text:list-item>
        <text:list-item>
          <text:p text:style-name="P309">I denne novellen/romanen, hovedpersonen begikk et mord. De andre var frikjent. In this<text:s/></text:p>
        </text:list-item>
        <text:list-item>
          <text:p text:style-name="P310">Det er klart at han har rett.<text:s/><text:span text:style-name="T311">He is for sure r</text:span><text:span text:style-name="T312">ight<text:s/></text:span></text:p>
        </text:list-item>
        <text:list-item>
          <text:p text:style-name="P313"/>
        </text:list-item>
        <text:list-item>
          <text:p text:style-name="P314">Det var ingen der. Var dere der? Hvor var du?<text:s/><text:span text:style-name="T315">There was none the</text:span><text:span text:style-name="T316">re</text:span><text:span text:style-name="T317">. W</text:span><text:span text:style-name="T318">ere you there? Where were you?</text:span></text:p>
        </text:list-item>
        <text:list-item>
          <text:p text:style-name="P319">Kvinnene du snakket med var mine lærere.<text:s/><text:span text:style-name="T320">The w</text:span><text:span text:style-name="T321">omen</text:span><text:span text:style-name="T322"><text:s/>you spoke t</text:span><text:span text:style-name="T323">o were my teachers<text:s/></text:span></text:p>
        </text:list-item>
        <text:list-item>
          <text:p text:style-name="P324">Var du sikker på at han ikke sa det? Ja, jeg var det, men ikke Paul!<text:s/></text:p>
        </text:list-item>
        <text:list-item>
          <text:p text:style-name="P325">De går på skolen hver dag.<text:s/><text:span text:style-name="T326">They og to school e</text:span><text:span text:style-name="T327">verydyay</text:span></text:p>
        </text:list-item>
        <text:list-item>
          <text:p text:style-name="P328">Ikke bare tenåringer er interesserte i biler.<text:s/><text:span text:style-name="T329">Not only teenagers are i</text:span><text:span text:style-name="T330">nterested in cars</text:span></text:p>
        </text:list-item>
        <text:list-item>
          <text:p text:style-name="P331">De fleste forventer å få gode karakterer – hvilket ikke skjer!<text:s/><text:span text:style-name="T332">Most expect to get good grades-That will not happem!<text:s/></text:span></text:p>
        </text:list-item>
      </text:list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obletekst" style:display-name="Bobletekst" style:family="paragraph" style:parent-style-name="Normal">
      <style:text-properties style:font-name="Segoe UI" fo:font-size="9pt" style:font-size-asian="9pt" style:font-size-complex="8pt" fo:hyphenate="false"/>
    </style:style>
    <style:style style:name="BobletekstTegn" style:display-name="Bobletekst Tegn" style:family="text" style:parent-style-name="Standardskriftforavsnitt">
      <style:text-properties style:font-name="Segoe UI" fo:font-size="9pt" style:font-size-asian="9pt" style:font-size-complex="8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leksander Solhaug</meta:initial-creator>
    <dc:creator>Aleksander Solhaug</dc:creator>
    <meta:creation-date>2018-04-05T09:41:00Z</meta:creation-date>
    <dc:date>2018-04-12T06:23:00Z</dc:date>
    <meta:print-date>2017-09-14T06:29:00Z</meta:print-date>
    <meta:template xlink:href="Normal" xlink:type="simple"/>
    <meta:editing-cycles>5</meta:editing-cycles>
    <meta:editing-duration>PT18240S</meta:editing-duration>
    <meta:document-statistic meta:page-count="7" meta:paragraph-count="16" meta:word-count="1324" meta:character-count="8326" meta:row-count="58" meta:non-whitespace-character-count="7018"/>
  </office:meta>
</office:document-meta>
</file>